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0000" style:text-outline="false" style:font-name="Times-Roman" fo:font-size="15pt" fo:letter-spacing="normal" fo:font-weight="normal" style:letter-kerning="false" style:font-name-asian="Times-Roman" style:font-size-asian="15pt" style:font-weight-asian="normal" style:font-name-complex="Times-Roman" style:font-size-complex="15pt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font-name="Times-Roman" fo:font-size="15pt" fo:letter-spacing="normal" fo:font-weight="normal" style:letter-kerning="false" style:font-name-asian="Times-Roman" style:font-size-asian="15pt" style:font-weight-asian="normal" style:font-name-complex="Times-Roman" style:font-size-complex="15pt" style:font-weight-complex="normal"/>
    </style:style>
    <style:style style:name="P3" style:family="paragraph" style:parent-style-name="Standard">
      <style:paragraph-properties style:text-autospace="none"/>
      <style:text-properties fo:color="#000000" style:text-outline="false" style:font-name="Arial1" fo:font-size="11pt" fo:letter-spacing="normal" fo:font-weight="normal" style:letter-kerning="false" style:font-name-asian="Arial1" style:font-size-asian="11pt" style:font-weight-asian="normal" style:font-name-complex="Arial1" style:font-size-complex="11pt" style:font-weight-complex="normal"/>
    </style:style>
    <style:style style:name="P4" style:family="paragraph" style:parent-style-name="Default" style:list-style-name="">
      <style:paragraph-properties style:text-autospace="none"/>
      <style:text-properties fo:color="#000000" style:font-name="Arial1" fo:font-size="11pt" style:font-name-asian="Arial1" style:font-size-asian="11pt" style:font-name-complex="Arial1" style:font-size-complex="11pt"/>
    </style:style>
    <style:style style:name="P5" style:family="paragraph" style:parent-style-name="Default">
      <style:paragraph-properties style:text-autospace="none"/>
      <style:text-properties fo:color="#000000" style:text-outline="false" style:font-name="Arial1" fo:font-size="11pt" fo:letter-spacing="normal" fo:font-weight="normal" style:letter-kerning="false" style:font-name-asian="Arial1" style:font-size-asian="11pt" style:font-weight-asian="normal" style:font-name-complex="Arial1" style:font-size-complex="11pt" style:font-weight-complex="normal"/>
    </style:style>
    <style:style style:name="P6" style:family="paragraph" style:parent-style-name="Default" style:list-style-name="">
      <style:paragraph-properties style:text-autospace="none"/>
      <style:text-properties fo:color="#000000" style:text-line-through-style="none" style:font-name="Arial1" fo:font-size="11pt" style:text-underline-style="none" style:font-name-asian="Arial1" style:font-size-asian="11pt" style:font-name-complex="Arial1" style:font-size-complex="11pt"/>
    </style:style>
    <style:style style:name="P7" style:family="paragraph" style:parent-style-name="Default" style:list-style-name="">
      <style:paragraph-properties fo:margin-left="0cm" fo:margin-right="0cm" fo:text-indent="0cm" style:auto-text-indent="false" style:text-autospace="none"/>
      <style:text-properties fo:color="#000000" style:font-name="Arial1" fo:font-size="11pt" style:font-name-asian="Arial1" style:font-size-asian="11pt" style:font-name-complex="Arial1" style:font-size-complex="11pt"/>
    </style:style>
    <style:style style:name="P8" style:family="paragraph" style:parent-style-name="Default" style:list-style-name="">
      <style:paragraph-properties fo:margin-left="0cm" fo:margin-right="0cm" fo:text-indent="0cm" style:auto-text-indent="false" style:text-autospace="none"/>
      <style:text-properties fo:color="#000000" style:text-line-through-style="none" style:font-name="Arial1" fo:font-size="11pt" style:text-underline-style="none" style:font-name-asian="Arial1" style:font-size-asian="11pt" style:font-name-complex="Arial1" style:font-size-complex="11pt"/>
    </style:style>
    <style:style style:name="P9" style:family="paragraph" style:parent-style-name="Default" style:list-style-name="">
      <style:paragraph-properties fo:margin-left="0cm" fo:margin-right="0cm" fo:text-indent="0cm" style:auto-text-indent="false" style:text-autospace="none"/>
    </style:style>
    <style:style style:name="P10" style:family="paragraph" style:parent-style-name="Default" style:list-style-name="">
      <style:paragraph-properties fo:margin-left="0cm" fo:margin-right="0cm" fo:margin-top="0cm" fo:margin-bottom="0cm" fo:text-indent="0cm" style:auto-text-indent="false" style:text-autospace="none"/>
      <style:text-properties fo:color="#000000" style:font-name="Arial1" fo:font-size="11pt" style:font-name-asian="Arial1" style:font-size-asian="11pt" style:font-name-complex="Arial1" style:font-size-complex="11pt"/>
    </style:style>
    <style:style style:name="P11" style:family="paragraph" style:parent-style-name="Default" style:list-style-name="L1">
      <style:paragraph-properties fo:margin-left="0cm" fo:margin-right="0cm" fo:margin-top="0cm" fo:margin-bottom="0cm" fo:text-indent="0cm" style:auto-text-indent="false" style:text-autospace="none"/>
      <style:text-properties fo:color="#000000" style:font-name="Arial1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P12" style:family="paragraph" style:parent-style-name="Default" style:list-style-name="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Arial1" fo:font-size="11pt" style:text-underline-style="none" style:font-name-asian="Arial1" style:font-size-asian="11pt" style:font-name-complex="Arial1" style:font-size-complex="11pt"/>
    </style:style>
    <style:style style:name="T1" style:family="text">
      <style:text-properties fo:color="#000000" style:font-name="Arial1" fo:font-size="11pt" style:font-name-asian="Arial1" style:font-size-asian="11pt" style:font-name-complex="Arial1" style:font-size-complex="11pt"/>
    </style:style>
    <style:style style:name="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1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T4" style:family="text">
      <style:text-properties fo:color="#000000" style:text-line-through-style="none" style:font-name="Arial1" fo:font-size="11pt" style:text-underline-style="none" style:font-name-asian="Arial1" style:font-size-asian="11pt" style:font-name-complex="Arial1" style:font-size-complex="11pt"/>
    </style:style>
    <style:style style:name="T5" style:family="text">
      <style:text-properties fo:color="#000000" style:text-outline="false" style:font-name="Arial1" fo:font-size="11pt" fo:letter-spacing="normal" fo:font-weight="normal" style:letter-kerning="false" style:font-name-asian="Arial1" style:font-size-asian="11pt" style:font-weight-asian="normal" style:font-name-complex="Arial1" style:font-size-complex="11pt" style:font-weight-complex="normal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fo:color="#0000ff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struzioni per programmazione Lighthack su Arduino uno:</text:p>
      <text:p text:style-name="P1"/>
      <text:p text:style-name="P3">Si consiglia di testare Arduino prima di iniziare l'assemblaggio del contenitore.</text:p>
      <text:p text:style-name="P3"/>
      <text:p text:style-name="P3">1. Apri lo sketch di Arduino <text:span text:style-name="T7">USB_Test_sketch</text:span> nell'IDE di Arduino.</text:p>
      <text:p text:style-name="P3">2. Prima che lo sketch venga compilato, dobbiamo aggiungere del codice aggiuntivo (OSC-master.zip) in modo che Arduino sappia come parlare OSC. </text:p>
      <text:p text:style-name="P3">3. Nell'IDE di Arduino, seleziona Sketch&gt; Include Library&gt; Add .ZIP Library ... e seleziona il file <text:span text:style-name="T7">OSC-master.zip</text:span></text:p>
      <text:p text:style-name="P3">4. Premere il segno di spunta per verificare il disegno.</text:p>
      <text:p text:style-name="P3">5. Collega Arduino al tuo computer usando il cavo USB.</text:p>
      <text:p text:style-name="P3">6. L'IDE di Arduino rileverà automaticamente il tuo Arduino Uno e lo selezionerà. Puoi verificarlo nel menu Strumenti</text:p>
      <text:p text:style-name="P3">7. Premi la freccia per caricare il tuo sketch su Arduino.</text:p>
      <text:p text:style-name="P3">8. Dopo che lo sketch è stato caricato, le luci di Arduino dovrebbero avere le spie L e ON fisse e la spia TX lampeggiante una volta al secondo</text:p>
      <text:p text:style-name="P3">9. Avvia il software Eos, apri Tab 99 Diagnostics e cerca i messaggi che leggono:</text:p>
      <text:p text:style-name="P3">"OSC USB device handshake complete [OK]"</text:p>
      <text:p text:style-name="P3">"OSC USB device handshake initiated [ETCOSC?]"</text:p>
      <text:p text:style-name="P3">Le spie TX e RX dovrebbero lampeggiare in sequenza una volta al secondo.</text:p>
      <text:p text:style-name="P3">10. Premere "Incoming OSC" e dovresti vedere i messaggi ripetuti di</text:p>
      <text:p text:style-name="P3">"[Pacchetto OSC] / eos / ping" e un numero che viene contato</text:p>
      <text:p text:style-name="P3">Questi messaggi indicano che Arduino ed Eos stanno parlando tra loro. Anche il LED RX su Arduino dovrebbe iniziare a lampeggiare.</text:p>
      <text:p text:style-name="P3">11.Uscire dal software Eos.</text:p>
      <text:p text:style-name="P3">12.Ora, carica il codice <text:span text:style-name="T7">box3.ino</text:span>. Se hai aggiunto correttamente la libreria OSC, la verifica avrà esito positivo.</text:p>
      <text:p text:style-name="P3">13.Premi la freccia per caricare il tuo sketch su Arduino</text:p>
      <text:p text:style-name="P3">14. Dopo che lo sketch è stato caricato, riavvia Eos e cerca gli stessi messaggi di handshake. Nota che in questa modalità, Arduino non invia i messaggi Ping ripetuti e i LED TX / RX di Arduino lampeggeranno solo una volta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-Roman" svg:font-family="Times-Roman" style:font-family-generic="roman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o Service</meta:initial-creator>
    <meta:creation-date>2013-02-07T15:27:04</meta:creation-date>
    <meta:generator>OpenOffice/4.1.5$Unix OpenOffice.org_project/415m1$Build-9789</meta:generator>
    <dc:date>2021-05-10T11:59:10</dc:date>
    <dc:creator>Pro Service</dc:creator>
    <meta:editing-duration>PT28M1S</meta:editing-duration>
    <meta:editing-cycles>7</meta:editing-cycles>
    <meta:document-statistic meta:table-count="0" meta:image-count="0" meta:object-count="0" meta:page-count="1" meta:paragraph-count="21" meta:word-count="300" meta:character-count="1803"/>
  </office:meta>
</office:document-meta>
</file>